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51a" officeooo:paragraph-rsid="0002d5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atients table consists of the Patient id which is their primary key making them easy to track or search the required data in the tables.. Proceeding with that the patient id is always a auto generated id with them. And moving on with it we will be having the emergency contact details too. Also the patient table should have the data on which the patient visited the hospitals too along with the time stamp.Type of patient whether they are in/out patient pati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d51a" officeooo:paragraph-rsid="0002d51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Patients Table MediSpher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0:05:49.177402782</meta:creation-date>
    <dc:date>2025-02-15T23:16:22.522226798</dc:date>
    <meta:editing-duration>PT13H19S</meta:editing-duration>
    <meta:editing-cycles>1</meta:editing-cycles>
    <meta:document-statistic meta:table-count="0" meta:image-count="0" meta:object-count="0" meta:page-count="1" meta:paragraph-count="2" meta:word-count="86" meta:character-count="494" meta:non-whitespace-character-count="410"/>
    <meta:generator>LibreOffice/24.8.4.2$Linux_X86_64 LibreOffice_project/480$Build-2</meta:generator>
  </office:meta>
</office:document-meta>
</file>